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style:font-name="Georgia1"/>
    </style:style>
    <style:style style:name="P4" style:family="paragraph" style:parent-style-name="Table_20_Contents">
      <style:text-properties style:font-name="Georgia1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text-properties style:font-name="Georgia1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1" style:family="paragraph" style:parent-style-name="Table_20_Contents">
      <style:paragraph-properties fo:text-align="justify" style:justify-single-word="false"/>
      <style:text-properties style:font-name="Georgia1" fo:language="ru" fo:country="RU"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style:font-name="Georgia1" fo:language="ru" fo:country="RU" fo:font-style="normal" style:font-style-asian="normal" style:font-style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Georgia1"/>
    </style:style>
    <style:style style:name="P15" style:family="paragraph" style:parent-style-name="Table_20_Contents">
      <style:paragraph-properties fo:text-align="justify" style:justify-single-word="false"/>
      <style:text-properties style:font-name="Georgia1" fo:font-style="normal" style:font-style-asian="normal" style:font-style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Georgia1" fo:font-style="italic" style:font-style-asian="italic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80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ФИО</text:p>
          </table:table-cell>
          <table:table-cell table:style-name="Таблица3.A1" office:value-type="string">
            <text:p text:style-name="P7"/>
          </table:table-cell>
          <table:table-cell table:style-name="Таблица3.C1" table:number-rows-spanned="3" office:value-type="string">
            <text:p text:style-name="P4">ОЦЕНКА</text:p>
          </table:table-cell>
        </table:table-row>
        <table:table-row>
          <table:table-cell table:style-name="Таблица3.A2" office:value-type="string">
            <text:p text:style-name="P5">ГРУППА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КУРС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ВАРИАНТ</text:p>
          </table:table-cell>
          <table:table-cell table:style-name="Таблица3.A2" office:value-type="string">
            <text:p text:style-name="P7"/>
          </table:table-cell>
          <table:table-cell table:style-name="Таблица3.C4" office:value-type="string">
            <text:p text:style-name="P4">ДАТА</text:p>
          </table:table-cell>
        </table:table-row>
        <table:table-row>
          <table:table-cell table:style-name="Таблица3.A5" office:value-type="string">
            <text:p text:style-name="P4"/>
          </table:table-cell>
          <table:table-cell table:style-name="Таблица3.A5" office:value-type="string">
            <text:p text:style-name="P8">Заполняется студентом</text:p>
          </table:table-cell>
          <table:table-cell table:style-name="Таблица3.A5" office:value-type="string">
            <text:p text:style-name="P9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<text:span text:style-name="T5">2</text:span>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Задача</text:p>
          </table:table-cell>
          <table:table-cell table:style-name="Таблица1.B1" office:value-type="string">
            <text:p text:style-name="P6">Результаты</text:p>
          </table:table-cell>
        </table:table-row>
        <table:table-row>
          <table:table-cell table:style-name="Таблица1.A2" office:value-type="string">
            <text:p text:style-name="P10">a)</text:p>
          </table:table-cell>
          <table:table-cell table:style-name="Таблица1.B2" office:value-type="string">
            <text:p text:style-name="P14">Задача Коши с начальным условием, зависящим от параметра, имеет следующий вид:</text:p>
            <text:p text:style-name="P12">&lt;Запишите задачу Коши, укажите неизвестные параметры&gt;</text:p>
            <text:p text:style-name="P3">График решения методом стрельбы задачи с линейным уравнением Эйлера :</text:p>
            <text:p text:style-name="P12">&lt;Вставьте график&gt;</text:p>
            <text:p text:style-name="P15"><text:span text:style-name="T1">Оптимальное значение параметра </text:span><text:span text:style-name="T1">равно: </text:span><text:span text:style-name="T2">&lt;Вставьте значение&gt;</text:span></text:p>
          </table:table-cell>
        </table:table-row>
        <table:table-row>
          <table:table-cell table:style-name="Таблица1.A3" office:value-type="string">
            <text:p text:style-name="P10">b)</text:p>
          </table:table-cell>
          <table:table-cell table:style-name="Таблица1.B3" office:value-type="string">
            <text:p text:style-name="P14">Задача Коши с начальным условием, зависящим от параметра, имеет следующий вид:</text:p>
            <text:p text:style-name="P12">&lt;Запишите задачу Коши, укажите неизвестные параметры&gt;</text:p>
            <text:p text:style-name="P3">График решения методом стрельбы задачи общего вида:</text:p>
            <text:p text:style-name="P12">&lt;Вставьте график&gt;</text:p>
            <text:p text:style-name="P11"><text:span text:style-name="T3">Оптимальное значение параметра равно: </text:span>&lt;Вставьте значение&gt;</text:p>
            <text:p text:style-name="P11"><text:span text:style-name="T3">Количество итераций метода Ньютона:</text:span> &lt;Вставьте значение&gt;</text:p>
            <text:p text:style-name="P11"><text:span text:style-name="T3">Достигнутая точность в методе Ньютона:</text:span> &lt;Вставьте значение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3-03-19T22:19:11</dc:date>
    <dc:creator>grauwelf </dc:creator>
    <meta:editing-duration>PT16M51S</meta:editing-duration>
    <meta:editing-cycles>21</meta:editing-cycles>
    <meta:generator>LibreOffice/4.0.1.2$Linux_x86 LibreOffice_project/400m0$Build-2</meta:generator>
    <meta:document-statistic meta:table-count="2" meta:image-count="0" meta:object-count="0" meta:page-count="1" meta:paragraph-count="25" meta:word-count="97" meta:character-count="762" meta:non-whitespace-character-count="690"/>
  </office:meta>
</office:document-meta>
</file>